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Text_20_body" style:list-style-name="List_20_1"/>
    <style:style style:name="P89" style:family="paragraph" style:parent-style-name="Text_20_body" style:list-style-name="List_20_1">
      <style:paragraph-properties fo:margin-left="0.6063in" fo:margin-right="0in" fo:text-indent="-0.1575in" style:auto-text-indent="false">
        <style:tab-stops/>
      </style:paragraph-properties>
    </style:style>
    <style:style style:name="P90" style:family="paragraph" style:parent-style-name="Text_20_body" style:list-style-name="L1">
      <style:paragraph-properties fo:margin-left="0in" fo:margin-right="0in" fo:text-indent="0in" style:auto-text-indent="false"/>
    </style:style>
    <style:style style:name="P9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List" style:list-style-name="L3"/>
    <style:style style:name="P93" style:family="paragraph" style:parent-style-name="Heading_20_3">
      <style:text-properties fo:color="#000000"/>
    </style:style>
    <style:style style:name="P94" style:family="paragraph" style:parent-style-name="Heading_20_1">
      <style:paragraph-properties fo:break-before="page"/>
    </style:style>
    <style:style style:name="P95" style:family="paragraph" style:parent-style-name="Heading_20_1">
      <style:paragraph-properties fo:margin-left="0in" fo:margin-right="0in" fo:text-indent="0in" style:auto-text-indent="false"/>
    </style:style>
    <style:style style:name="P96" style:family="paragraph" style:parent-style-name="Heading_20_2">
      <style:text-properties fo:color="#000000"/>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Contents_20_3">
      <style:paragraph-properties>
        <style:tab-stops>
          <style:tab-stop style:position="6.5319in" style:type="right" style:leader-style="dotted" style:leader-text="."/>
        </style:tab-stops>
      </style:paragraph-properties>
    </style:style>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color="#008000" fo:font-size="12pt" style:font-size-asian="12pt" style:font-size-complex="12pt"/>
    </style:style>
    <style:style style:name="T41" style:family="text">
      <style:text-properties fo:font-weight="normal" style:font-weight-asian="normal" style:font-weight-complex="normal"/>
    </style:style>
    <style:style style:name="T42" style:family="text">
      <style:text-properties fo:color="#c5000b"/>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background-color="#00ff00"/>
    </style:style>
    <style:style style:name="T46" style:family="text">
      <style:text-properties fo:font-size="10.5pt" style:font-size-asian="10.5pt" style:font-size-complex="10.5pt"/>
    </style:style>
    <style:style style:name="T47" style:family="text">
      <style:text-properties fo:font-size="10.5pt" fo:font-weight="normal" style:font-size-asian="10.5pt" style:font-weight-asian="normal" style:font-size-complex="10.5pt" style:font-weight-complex="normal"/>
    </style:style>
    <style:style style:name="T48" style:family="text">
      <style:text-properties fo:background-color="#e7e7ff"/>
    </style:style>
    <style:style style:name="T49" style:family="text">
      <style:text-properties fo:font-size="12pt"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30">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9"><text:bookmark-start text:name="DDE_LINK22"/>1 Preface<text:tab/>6</text:p>
          <text:p text:style-name="P100">1.1 Dedication<text:tab/>6</text:p>
          <text:p text:style-name="P100">1.2 Acknowledgments<text:tab/>6</text:p>
          <text:p text:style-name="P100">1.3 Support Email List<text:tab/>6</text:p>
          <text:p text:style-name="P100">1.4 Recommended Weekly Sequence When Teaching A Class With This Book<text:tab/>6</text:p>
          <text:p text:style-name="P99">2 Introduction<text:tab/>7</text:p>
          <text:p text:style-name="P100">2.1 Patterns And STEM<text:tab/>7</text:p>
          <text:p text:style-name="P99">3 Patterns And Pattern Spaces<text:tab/>8</text:p>
          <text:p text:style-name="P100">3.1 Exploring A Permutation Pattern Space<text:tab/>8</text:p>
          <text:p text:style-name="P101">3.1.1 Generating Permutation Patterns With PermutationsList()<text:tab/>8</text:p>
          <text:p text:style-name="P101">3.1.2 The Permutations() Function And The Enormous Pattern Spaces It Can Work With<text:tab/>12</text:p>
          <text:p text:style-name="P100">3.2 Tools For Moving Through A Pattern Space<text:tab/>14</text:p>
          <text:p text:style-name="P101">3.2.1 Walking Through A Pattern Space With Pencil And Paper<text:tab/>14</text:p>
          <text:p text:style-name="P101">3.2.2 Flying A Spacecraft Through A Pattern Space With A Loop Based Program<text:tab/>15</text:p>
          <text:p text:style-name="P102">3.2.2.1 A Pattern Space Can Quickly Become Too Vast For Even A Computer "Spacecraft" To Traverse<text:tab/>16</text:p>
          <text:p text:style-name="P101">3.2.3 Hyperspace Jumping Through A Pattern Space With Mathematical Formulas And Theorems<text:tab/>18</text:p>
          <text:p text:style-name="P102">3.2.3.1 Beginning The Search For An Integer Summing Jump Point<text:tab/>18</text:p>
          <text:p text:style-name="P102">3.2.3.2 Switching To Mathematical Notation<text:tab/>21</text:p>
          <text:p text:style-name="P101">3.2.4 Formulas And Theorems Are Like Hyperspace Jump Points<text:tab/>25</text:p>
          <text:p text:style-name="P101">3.2.5 The Greek Letter Sigma () Is Used In Mathematical Notation To Represent The Sum Operation<text:tab/>26</text:p>
          <text:p text:style-name="P102">3.2.5.1 Summing Without Applying An Operation<text:tab/>26</text:p>
          <text:p text:style-name="P102">3.2.5.2 Applying An Operation While Summing<text:tab/>27</text:p>
          <text:p text:style-name="P101">3.2.6 Mathematical Notation Was Designed To Relay Complex Ideas With A Minimum Amount Of Writing (Or Typing!)<text:tab/>28</text:p>
          <text:p text:style-name="P102">3.2.6.1 Knowing How To Program Makes Learning Mathematics Easier<text:tab/>28</text:p>
          <text:p text:style-name="P102">3.2.6.2 Using Juxtaposition Notation For Multiplication Instead Of The * Operator In Mathematical Notation<text:tab/>28</text:p>
          <text:p text:style-name="P100">3.3 Exercises<text:tab/>29</text:p>
          <text:p text:style-name="P101">3.3.1 Exercise 1<text:tab/>29</text:p>
          <text:p text:style-name="P101">3.3.2 Exercise 2<text:tab/>30</text:p>
          <text:p text:style-name="P101">3.3.3 Exercise 3<text:tab/>30</text:p>
          <text:p text:style-name="P101">3.3.4 Exercise 4<text:tab/>31</text:p>
          <text:p text:style-name="P101">3.3.5 Exercise 5<text:tab/>32</text:p>
          <text:p text:style-name="P101"><text:soft-page-break/>3.3.6 Exercise 6<text:tab/>33</text:p>
          <text:p text:style-name="P99">4 Number System Patterns (Some Have Big Gaps, Some Have Small Gaps or No Gaps)<text:tab/>34</text:p>
          <text:p text:style-name="P100">4.1 Number Systems Which Have Big Gaps<text:tab/>34</text:p>
          <text:p text:style-name="P101">4.1.1 - The Natural (Or Counting) Numbers<text:tab/>34</text:p>
          <text:p text:style-name="P101">4.1.2 The Integers (Natural Numbers Plus Their Negative Counterparts)<text:tab/>35</text:p>
          <text:p text:style-name="P101">4.1.3 The Big Gaps Which Exist Between Natural Numbers And Integers<text:tab/>36</text:p>
          <text:p text:style-name="P102">4.1.3.1 Zooming Into The Area Between The Integers 0 And 1<text:tab/>36</text:p>
          <text:p text:style-name="P101">4.1.4 Natural Numbers And Integers Are Used When Counting Things (Discrete Mathematics)<text:tab/>37</text:p>
          <text:p text:style-name="P100">4.2 The Rational Numbers, A Number System Which Has Small Gaps<text:tab/>38</text:p>
          <text:p text:style-name="P101">4.2.1 The Rational Number System Contains Equivalents To All The Integers<text:tab/>38</text:p>
          <text:p text:style-name="P101">4.2.2 Zooming Into The Area Between The Rational Numbers 0/1 And 1/1<text:tab/>39</text:p>
          <text:p text:style-name="P101">4.2.3 Going Beyond One Level In The Zoom (All Rational Numbers Have An Infinite Number Of Rational Numbers Between Them)<text:tab/>40</text:p>
          <text:p text:style-name="P101">4.2.4 Irrational Numbers<text:tab/>41</text:p>
          <text:p text:style-name="P100">4.3 The Real Numbers And Decimal Representations<text:tab/>41</text:p>
          <text:p text:style-name="P101">4.3.1 Obtaining Decimal Representations Of Real Numbers With N()<text:tab/>42</text:p>
          <text:p text:style-name="P101">4.3.2 Obtaining Decimal Representations Of Rational Numbers With N()<text:tab/>43</text:p>
          <text:p text:style-name="P101">4.3.3 Obtaining Rational Representations Of Decimal Numbers<text:tab/>45</text:p>
          <text:p text:style-name="P101">4.3.4 Zooming Into The Area Between The Real Numbers 0.0 And 1.0<text:tab/>45</text:p>
          <text:p text:style-name="P101">4.3.5 Going Beyond One Level In The Zoom (All Real Numbers Have An Infinite Number Of Real Numbers Between Them)<text:tab/>46</text:p>
          <text:p text:style-name="P101">4.3.6 Rational Numbers And Real Numbers Are Used When Measuring Things (Continuous Mathematics).<text:tab/>47</text:p>
          <text:p text:style-name="P101">4.3.7 Imaginary Numbers And Complex Numbers<text:tab/>47</text:p>
          <text:p text:style-name="P100">4.4 Exercises<text:tab/>47</text:p>
          <text:p text:style-name="P101">4.4.1 Exercise 1<text:tab/>48</text:p>
          <text:p text:style-name="P101">4.4.2 Exercise 2<text:tab/>48</text:p>
          <text:p text:style-name="P101">4.4.3 Exercise 3<text:tab/>49</text:p>
          <text:p text:style-name="P101">4.4.4 Exercise 4<text:tab/>49</text:p>
          <text:p text:style-name="P101">4.4.5 Exercise 5<text:tab/>49</text:p>
          <text:p text:style-name="P101">4.4.6 Exercise 6<text:tab/>49</text:p>
          <text:p text:style-name="P101">4.4.7 Exercise 7<text:tab/>49</text:p>
          <text:p text:style-name="P99">5 The Modeling And Simulation Of Systems<text:tab/>50</text:p>
          <text:p text:style-name="P99">6 Counting Based Simulations Which Use Probability<text:tab/>51</text:p>
          <text:p text:style-name="P100">6.1 Rules Related To Probability<text:tab/>51</text:p>
          <text:p text:style-name="P100">6.2 The Three Kinds Of Probabilities<text:tab/>52</text:p>
          <text:p text:style-name="P101">6.2.1 Subjective Probability<text:tab/>52</text:p>
          <text:p text:style-name="P101">6.2.2 Theoretical Probability<text:tab/>52</text:p>
          <text:p text:style-name="P102">6.2.2.1 Calculating The Probability That A Single Die Will Come Up 5 <text:soft-page-break/>When Rolled Using Theory<text:tab/>53</text:p>
          <text:p text:style-name="P101">6.2.3 Empirical Probability<text:tab/>55</text:p>
          <text:p text:style-name="P102">6.2.3.1 Determining The Probability That A Single Die Will Come Up 5 When Rolled Using Simulation (And The Law Of Large Numbers)<text:tab/>55</text:p>
          <text:p text:style-name="P101">6.2.4 Histograms<text:tab/>58</text:p>
          <text:p text:style-name="P102">6.2.4.1 Plain Histogram With No Title<text:tab/>58</text:p>
          <text:p text:style-name="P102">6.2.4.2 Adding A Title To A Histogram And The Options Operator (-&gt;)<text:tab/>59</text:p>
          <text:p text:style-name="P102">6.2.4.3 Histogram With Configured Bins<text:tab/>60</text:p>
          <text:p text:style-name="P102">6.2.4.4 Histogram With Two 1's<text:tab/>61</text:p>
          <text:p text:style-name="P102">6.2.4.5 Histogram With Three 5's<text:tab/>62</text:p>
          <text:p text:style-name="P102">6.2.4.6 Histogram With Axes Labels And Data Series Titles<text:tab/>63</text:p>
          <text:p text:style-name="P101">6.2.5 A Histogram Which Shows The Result Of Rolling A Single Simulated Die 1000 Times<text:tab/>64</text:p>
          <text:p text:style-name="P101">6.2.6 A Histogram Which Shows The Result Of Rolling Two Simulated Dice 1000 Times<text:tab/>65</text:p>
          <text:p text:style-name="P100">6.3 Exercises<text:tab/>67</text:p>
          <text:p text:style-name="P101">6.3.1 Exercise 1<text:tab/>67</text:p>
          <text:p text:style-name="P99">7 Monte Carlo Resampling Simulations<text:tab/>68</text:p>
          <text:p text:style-name="P100">7.1 The Three Doors Game<text:tab/>68</text:p>
          <text:p text:style-name="P100">7.2 In A Room Full Of People, What Is The Probability That At Least Two Will Have The Same Birthday?<text:tab/>69</text:p>
          <text:p text:style-name="P100">7.3 What Is The Probability Of A Family With Four Children Having Exactly Three Boys?<text:tab/>71</text:p>
          <text:p text:style-name="P100">7.4 What Is The Probability Of Having Three Or More Hits In Five Basketball Free throws?<text:tab/>73</text:p>
          <text:p text:style-name="P100">7.5 Shooting At A Target<text:tab/>76</text:p>
          <text:p text:style-name="P100">7.6 Two Stacks Of 10 Pennies<text:tab/>77</text:p>
          <text:p text:style-name="P100">7.7 Vending Machine Simulation<text:tab/>79</text:p>
          <text:p text:style-name="P100">7.8 The Probability Of Obtaining A Hand With Two Of A Kind In Cards<text:tab/>82</text:p>
          <text:p text:style-name="P100">7.9 The Probability Of Obtaining Two Pairs Vs. Three Of A Kind In Cards<text:tab/>83</text:p>
          <text:p text:style-name="P100">7.10 A Random Walk Simulation<text:tab/>84</text:p>
          <text:p text:style-name="P99">8 Mathematical Formulas, Mathematical Functions, And Plotting<text:tab/>87</text:p>
          <text:p text:style-name="P100">8.1 Applied Mathematics And Formulas<text:tab/>87</text:p>
          <text:p text:style-name="P100">8.2 Reconfiguring Jump Points With The == Operator And The Solve() Function<text:tab/>88</text:p>
          <text:p text:style-name="P100">8.3 Turning A Formula Into An Explicit Function, Independent And Dependent Variables<text:tab/>90</text:p>
          <text:p text:style-name="P100">8.4 The Domain And Range Of A Function<text:tab/>91</text:p>
          <text:p text:style-name="P100">8.5 Plotting A Function (Obtaining A Graphic "Map" Of A Function's Pattern Space)<text:tab/>92</text:p>
          <text:p text:style-name="P101">8.5.1 Generating 11 Points With A ForEach Loop And Plotting Them With ScatterPlot()<text:tab/>93</text:p>
          <text:p text:style-name="P101"><text:soft-page-break/>8.5.2 Analyzing The Plotted Points With Cross Hairs And Mouse Pointer Hovering<text:tab/>95</text:p>
          <text:p text:style-name="P101">8.5.3 Generating 11 Points With Table() And Plotting Them With ScatterPlot()<text:tab/>95</text:p>
          <text:p text:style-name="P101">8.5.4 Generating More Accurate Plots With Table() And ScatterPlot()<text:tab/>97</text:p>
          <text:p text:style-name="P101">8.5.5 Generating Points With Plot2D But Not Plotting Them<text:tab/>99</text:p>
          <text:p text:style-name="P101">8.5.6 Plotting A Function With Plot2D()<text:tab/>100</text:p>
          <text:p text:style-name="P101">8.5.7 Calculating The Rate Of Change Of The Function f(t) = 55t (Rise Over Run, Slope)<text:tab/>102</text:p>
          <text:p text:style-name="P102">8.5.7.1 Calculating The Slope Using Two Adjacent Points<text:tab/>103</text:p>
          <text:p text:style-name="P102">8.5.7.2 Calculating The Slope Using Two Points Which Are Not Adjacent<text:tab/>104</text:p>
          <text:p text:style-name="P102">8.5.7.3 Using Randomly Selected Points To Calculate The Slope<text:tab/>105</text:p>
          <text:p text:style-name="P99">9 Introduction To The GeoGebra Plugin, A Dynamic Mathematics Application<text:tab/>109</text:p>
          <text:p text:style-name="P100">9.1 An Overview Of The GeoGebra GUI<text:tab/>109</text:p>
          <text:p text:style-name="P100">9.2 Adding Some Points And Lines To The Drawing Pad<text:tab/>111</text:p>
        </text:index-body>
      </text:table-of-content>
      <text:p text:style-name="Standard"><text:bookmark-end text:name="DDE_LINK22"/></text:p>
      <text:h text:style-name="P9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52313452" text:style-name="List_20_1">
        <text:list-item>
          <text:p text:style-name="P88"><text:bookmark-start text:name="DDE_LINK"/>Week 7: Sections<text:bookmark-end text:name="DDE_LINK"/> 1-3.</text:p>
        </text:list-item>
        <text:list-item>
          <text:p text:style-name="P88">Week 8: Section 4</text:p>
        </text:list-item>
        <text:list-item>
          <text:p text:style-name="P88">Week 9: Sections 5-6</text:p>
        </text:list-item>
        <text:list-item>
          <text:p text:style-name="P88">Week 10: Section 7</text:p>
        </text:list-item>
        <text:list-item>
          <text:p text:style-name="P88">Week 11: Sections</text:p>
          <text:p text:style-name="P88"/>
        </text:list-item>
      </text:list>
      <text:h text:style-name="P95"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870898340" text:continue-numbering="true" text:style-name="List_20_1">
        <text:list-item>
          <text:p text:style-name="P89">All plants and animals are made of patterns of cells.</text:p>
        </text:list-item>
        <text:list-item>
          <text:p text:style-name="P89">Cells and minerals are built with patterns of molecules and atoms.</text:p>
        </text:list-item>
        <text:list-item>
          <text:p text:style-name="P89">Atoms are patterns of protons, neutrons, and electrons.</text:p>
        </text:list-item>
        <text:list-item>
          <text:p text:style-name="P89">Music consists of sound patterns.</text:p>
        </text:list-item>
        <text:list-item>
          <text:p text:style-name="P89">Weather moves in weather patterns.</text:p>
        </text:list-item>
        <text:list-item>
          <text:p text:style-name="P89">Objects that are dropped fall according to a specific pattern.</text:p>
        </text:list-item>
        <text:list-item>
          <text:p text:style-name="P89">Objects that are thrown follow a specific pattern.</text:p>
        </text:list-item>
        <text:list-item>
          <text:p text:style-name="P8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8">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46"><text:span text:style-name="T18">Echo</text:span><text:span text:style-name="T5">(</text:span><text:span text:style-name="T35">"Pattern generation time: "</text:span>, patternGenerationTime, <text:span text:style-name="T35">"seconds."</text:span><text:span text:style-name="T5">)</text:span>;</text:p>
      <text:p text:style-name="P46"/>
      <text:p text:style-name="P46"><text:span text:style-name="T18">Echo</text:span><text:span text:style-name="T5">(</text:span><text:span text:style-name="T35">"Counting time: "</text:span>, countingTime, <text:span text:style-name="T35">"seconds."</text:span><text:span text:style-name="T5">)</text:span>;</text:p>
      <text:p text:style-name="P46"/>
      <text:p text:style-name="P46"><text:span text:style-name="T18">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1">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6" draw:name="Object2" text:anchor-type="as-char" svg:width="0.4492in" svg:height="0.4256in" draw:z-index="9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8">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5">"Sum: "</text:span>, sum<text:span text:style-name="T5">)</text:span>;</text:p>
      <text:p text:style-name="P46"/>
      <text:p text:style-name="P27"><text:span text:style-name="T18">Echo</text:span><text:span text:style-name="T5">(</text:span><text:span text:style-name="T35">"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6"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2">/*minutes*/</text:span> * 60 <text:span text:style-name="T42">/*seconds per minute*/</text:span> )/runTime <text:span text:style-name="T42">/*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3">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1">George Pólya</text:span><text:span text:style-name="T5"> </text:span><text:span text:style-name="T41">was a mathematician who developed a set of principles for solving problems. <text:s/></text:span>One of the ways he devised for solving a <text:span text:style-name="T41">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7" draw:name="Object3" text:anchor-type="paragraph" svg:x="0.6835in" svg:y="0.1382in" svg:width="5.6346in" svg:height="0.8055in" draw:z-index="4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7" draw:name="Object4" text:anchor-type="paragraph" svg:x="0.6835in" svg:y="0.1382in" svg:width="5.6339in" svg:height="0.8047in" draw:z-index="4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7" draw:name="Object5" text:anchor-type="paragraph" svg:x="0.6835in" svg:y="0.2335in" svg:width="5.6346in" svg:height="1.8098in" draw:z-index="4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6"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6"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7" draw:name="Object6" text:anchor-type="paragraph" svg:x="0.6835in" svg:y="0.1354in" svg:width="5.6339in" svg:height="1.752in" draw:z-index="4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7" draw:name="Object10" text:anchor-type="paragraph" svg:x="0.2756in" svg:y="0.2366in" svg:width="6.3925in" svg:height="2.6228in" draw:z-index="4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6"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6"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6"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6"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6"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6"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6"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7">. <text:s text:c="2"/></text:span><text:span text:style-name="T20">%/output</text:span></text:p>
      <text:p text:style-name="Text_20_body">As the timed results of this program indicate, the mathematical expression<draw:frame draw:style-name="fr6" draw:name="Object19" text:anchor-type="as-char" svg:width="0.989in" svg:height="0.2008in" draw:z-index="1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6" draw:name="Object22" text:anchor-type="as-char" svg:width="0.202in" svg:height="0.1984in" draw:z-index="1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1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6"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6"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oft-page-break/><text:s text:c="4"/>sum <text:span text:style-name="T33">:=</text:span> sum <text:span text:style-name="T5">+</text:span> <text:span text:style-name="T45">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6"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5">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6"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6"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6" draw:name="Object29" text:anchor-type="as-char" svg:width="1.0362in" svg:height="0.711in" draw:z-index="2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6" draw:name="Object30" text:anchor-type="as-char" svg:width="2.4118in" svg:height="0.7839in" draw:z-index="2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3">:=</text:span> <text:span text:style-name="T18">FillList</text:span><text:span text:style-name="T5">(</text:span>kit,<text:span text:style-name="T7">7</text:span><text:span text:style-name="T5">)</text:span>;</text:p>
      <text:p text:style-name="P46"/>
      <text:p text:style-name="P27">sack <text:span text:style-name="T33">:=</text:span> <text:span text:style-name="T18">FillList</text:span><text:span text:style-name="T5">(</text:span>cat,<text:span text:style-name="T7">7</text:span><text:span text:style-name="T5">)</text:span>;</text:p>
      <text:p text:style-name="P46"/>
      <text:p text:style-name="P27">wife <text:span text:style-name="T33">:=</text:span> <text:span text:style-name="T18">FillList</text:span><text:span text:style-name="T5">(</text:span>sack,<text:span text:style-name="T7">7</text:span><text:span text:style-name="T5">)</text:span>;</text:p>
      <text:p text:style-name="P46"/>
      <text:p text:style-name="P27">man <text:span text:style-name="T33">:=</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5">"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5">"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5">"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6" draw:name="Object40" text:anchor-type="as-char" svg:width="1.1252in" svg:height="0.7839in" draw:z-index="2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6" draw:name="Object32" text:anchor-type="as-char" svg:width="0.2429in" svg:height="0.248in" draw:z-index="2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6" draw:name="Object31" text:anchor-type="as-char" svg:width="0.2102in" svg:height="0.1984in" draw:z-index="2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6" draw:name="Object34" text:anchor-type="as-char" svg:width="0.2453in" svg:height="0.1984in" draw:z-index="28"><draw:object xlink:href="./Object 34" xlink:type="simple" xlink:show="embed" xlink:actuate="onLoad"/><draw:image xlink:href="./ObjectReplacements/Object 34" xlink:type="simple" xlink:show="embed" xlink:actuate="onLoad"/></draw:frame>symbol is used to indicate "<text:span text:style-name="T6">to infinity</text:span><text:span text:style-name="T41">"</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6" draw:name="Object33" text:anchor-type="as-char" svg:width="1.6807in" svg:height="0.3346in" draw:z-index="2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6" draw:name="Object35" text:anchor-type="as-char" svg:width="0.2547in" svg:height="0.248in" draw:z-index="3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6" draw:name="Object36" text:anchor-type="as-char" svg:width="0.2209in" svg:height="0.1984in" draw:z-index="140"><draw:object xlink:href="./Object 36" xlink:type="simple" xlink:show="embed" xlink:actuate="onLoad"/><draw:image xlink:href="./ObjectReplacements/Object 36" xlink:type="simple" xlink:show="embed" xlink:actuate="onLoad"/></draw:frame>is the symbol which is used to represent the <text:soft-page-break/><text:span text:style-name="T41">integers and it stands for the German word "Zahlen" which means "numbers". <text:s text:c="2"/></text:span><text:span text:style-name="T4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6" draw:name="Object37" text:anchor-type="as-char" svg:width="2.9339in" svg:height="0.3346in" draw:z-index="3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3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7" draw:name="Object39" text:anchor-type="paragraph" svg:x="0.5929in" svg:y="0.1583in" svg:width="5.55in" svg:height="0.6819in" draw:z-index="46"><draw:object xlink:href="./Object 39" xlink:type="simple" xlink:show="embed" xlink:actuate="onLoad"/><draw:image xlink:href="./ObjectReplacements/Object 39" xlink:type="simple" xlink:show="embed" xlink:actuate="onLoad"/></draw:frame><text:tab/></text:p>
      <text:p text:style-name="P54">Zoom</text:p>
      <text:p text:style-name="P56"><draw:frame draw:style-name="fr7" draw:name="Object41" text:anchor-type="paragraph" svg:x="0.5929in" svg:y="0.1583in" svg:width="5.5492in" svg:height="0.6811in" draw:z-index="49"><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7" draw:name="Object42" text:anchor-type="paragraph" svg:x="0.5929in" svg:y="0.1583in" svg:width="5.5492in" svg:height="0.6811in" draw:z-index="50"><draw:object xlink:href="./Object 42" xlink:type="simple" xlink:show="embed" xlink:actuate="onLoad"/><draw:image xlink:href="./ObjectReplacements/Object 42" xlink:type="simple" xlink:show="embed" xlink:actuate="onLoad"/></draw:frame></text:p>
      <text:p text:style-name="P54">Zoom</text:p>
      <text:p text:style-name="P56"><draw:frame draw:style-name="fr7" draw:name="Object43" text:anchor-type="paragraph" svg:x="0.5929in" svg:y="0.161in" svg:width="5.6728in" svg:height="1.5634in" draw:z-index="51"><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6" draw:name="Object60" text:anchor-type="as-char" svg:width="0.2366in" svg:height="0.248in" draw:z-index="3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6" draw:name="Objekt4" text:anchor-type="as-char" svg:width="1.1736in" svg:height="0.4256in" draw:z-index="35"><draw:object xlink:href="./Object 44" xlink:type="simple" xlink:show="embed" xlink:actuate="onLoad"/><draw:image xlink:href="./ObjectReplacements/Object 44" xlink:type="simple" xlink:show="embed" xlink:actuate="onLoad"/></draw:frame>or<draw:frame draw:style-name="fr6" draw:name="Object46" text:anchor-type="as-char" svg:width="0.2043in" svg:height="0.4264in" draw:z-index="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6" draw:name="Object44" text:anchor-type="as-char" svg:width="1.7575in" svg:height="0.2008in" draw:z-index="37"><draw:object xlink:href="./Object 45" xlink:type="simple" xlink:show="embed" xlink:actuate="onLoad"/><draw:image xlink:href="./ObjectReplacements/Object 45" xlink:type="simple" xlink:show="embed" xlink:actuate="onLoad"/></draw:frame>or<draw:frame draw:style-name="fr6" draw:name="Object47" text:anchor-type="as-char" svg:width="0.3898in" svg:height="0.2008in" draw:z-index="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6" draw:name="Object48" text:anchor-type="as-char" svg:width="1.6902in" svg:height="0.2008in" draw:z-index="39"><draw:object xlink:href="./Object 49" xlink:type="simple" xlink:show="embed" xlink:actuate="onLoad"/><draw:image xlink:href="./ObjectReplacements/Object 49" xlink:type="simple" xlink:show="embed" xlink:actuate="onLoad"/></draw:frame>or<draw:frame draw:style-name="fr6" draw:name="Object49" text:anchor-type="as-char" svg:width="0.322in" svg:height="0.2008in" draw:z-index="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6" draw:name="Object45" text:anchor-type="as-char" svg:width="0.3189in" svg:height="0.4689in" draw:z-index="47"><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48"><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141"><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142"><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6" draw:name="Object59" text:anchor-type="as-char" svg:width="0.2055in" svg:height="0.1984in" draw:z-index="143"><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6" draw:name="Object56" text:anchor-type="as-char" svg:width="0.3272in" svg:height="0.4693in" draw:z-index="144"><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146"><draw:object xlink:href="./Object 55" xlink:type="simple" xlink:show="embed" xlink:actuate="onLoad"/><draw:image xlink:href="./ObjectReplacements/Object 55" xlink:type="simple" xlink:show="embed" xlink:actuate="onLoad"/></draw:frame>, the equivalent of 2 is<draw:frame draw:style-name="fr6" draw:name="Object55" text:anchor-type="as-char" svg:width="0.3256in" svg:height="0.4693in" draw:z-index="147"><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text:span><text:span text:style-name="T37">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6" draw:name="Object53" text:anchor-type="as-char" svg:width="0.2693in" svg:height="0.2161in" draw:z-index="11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6" draw:name="Object57" text:anchor-type="as-char" svg:width="0.2693in" svg:height="0.2161in" draw:z-index="11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6" draw:name="Object61" text:anchor-type="as-char" svg:width="0.2339in" svg:height="0.248in" draw:z-index="11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6" draw:name="Object62" text:anchor-type="as-char" svg:width="0.2035in" svg:height="0.1984in" draw:z-index="117"><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6" draw:name="Object63" text:anchor-type="as-char" svg:width="0.2693in" svg:height="0.2161in" draw:z-index="11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6" draw:name="Object64" text:anchor-type="as-char" svg:width="0.2693in" svg:height="0.2161in" draw:z-index="11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6" draw:name="Object65" text:anchor-type="as-char" svg:width="0.2693in" svg:height="0.2161in" draw:z-index="12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6" draw:name="Object66" text:anchor-type="as-char" svg:width="0.2693in" svg:height="0.2161in" draw:z-index="12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6" draw:name="Object67" text:anchor-type="as-char" svg:width="0.2693in" svg:height="0.2161in" draw:z-index="12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6" draw:name="Object58" text:anchor-type="as-char" svg:width="0.2693in" svg:height="0.2161in" draw:z-index="12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6" draw:name="Object68" text:anchor-type="as-char" svg:width="0.2693in" svg:height="0.2161in" draw:z-index="126"><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1"> and they have </text:span><text:span text:style-name="T6">finite decimal expansions</text:span><text:span text:style-name="T41">.</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6" draw:name="Object69" text:anchor-type="as-char" svg:width="0.2693in" svg:height="0.2161in" draw:z-index="6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6" draw:name="Object70" text:anchor-type="as-char" svg:width="0.2693in" svg:height="0.2161in" draw:z-index="6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7"><text:span text:style-name="T14">2) </text:span><text:span text:style-name="T13">Irrational numbers</text:span><text:span text:style-name="T14"> like</text:span><text:span text:style-name="T14"><draw:frame draw:style-name="fr6" draw:name="Object71" text:anchor-type="as-char" svg:width="0.2693in" svg:height="0.2161in" draw:z-index="62"><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p text:style-name="P7"/>
      <text:p text:style-name="P7"/>
      <text:p text:style-name="P8">THE CONTENT BELOW THIS LINE IS IN DEVELOPMENT</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389853826" text:style-name="L1">
        <text:list-header>
          <text:p text:style-name="P90"><text:span text:style-name="Strong_20_Emphasis"><text:span text:style-name="T21">System</text:span></text:span><text:span text:style-name="T46"> <text:s/>A system exists and operates in time and space. </text:span></text:p>
          <text:p text:style-name="P90"><text:span text:style-name="Strong_20_Emphasis"><text:span text:style-name="T21">Model</text:span></text:span><text:span text:style-name="T46"> <text:s/>A model is a </text:span><text:span text:style-name="T47">simplified representation</text:span><text:span text:style-name="T46"> of a system at some particular point in time or space intended to promote understanding of the real system. </text:span></text:p>
          <text:p text:style-name="P90"><text:span text:style-name="Strong_20_Emphasis"><text:span text:style-name="T21">Simulation</text:span></text:span><text:span text:style-name="T4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1">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few sections we are going to use<text:span text:style-name="T41"> </text:span><text:span text:style-name="T6">integers</text:span><text:span text:style-name="T41"> to model </text:span><text:span text:style-name="T6">counting-oriented (or discrete)</text:span><text:span text:style-name="T41"> systems and </text:span><text:span text:style-name="T6">rational and real numbers</text:span><text:span text:style-name="T41"> to model </text:span><text:span text:style-name="T6">measurement-oriented (or continuous)</text:span><text:span text:style-name="T41">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3">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1">Before we can experiment with discrete simulations, we first need to discuss the concept of </text:span><text:span text:style-name="T6">probability</text:span><text:span text:style-name="T41">.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634582768" text:style-name="L2">
        <text:list-item>
          <text:p text:style-name="P103"><text:span text:style-name="T6">Fact </text:span><text:span text:style-name="T41">- a piece of information about circumstances that exist or events that have occurred. ( </text:span><text:a xlink:type="simple" xlink:href="http://wordnetweb.princeton.edu/perl/webwn"><text:span text:style-name="T38">http://wordnetweb.princeton.edu/perl/webwn</text:span></text:a><text:span text:style-name="T41"> ). <text:s/>An example is information on which side of a die is currently facing up.</text:span></text:p>
        </text:list-item>
        <text:list-item>
          <text:p text:style-name="P103"><text:span text:style-name="T6">Data </text:span><text:span text:style-name="T41">- a collection of facts from which conclusions can be drawn. ( </text:span><text:a xlink:type="simple" xlink:href="http://wordnetweb.princeton.edu/perl/webwn"><text:span text:style-name="T38">http://wordnetweb.princeton.edu/perl/webwn</text:span></text:a><text:span text:style-name="T41"> ). <text:s/>An example is which sides are currently facing up on two dice.</text:span></text:p>
        </text:list-item>
        <text:list-item>
          <text:p text:style-name="P103"><text:span text:style-name="T6">Experiment</text:span> - measuring or observing a system to collect data on it. <text:s/><text:span text:style-name="T41">An example is rolling two dice.</text:span></text:p>
        </text:list-item>
        <text:list-item>
          <text:p text:style-name="P103"><text:span text:style-name="T6">Outcome</text:span><text:span text:style-name="T41"> - the result of a given experiment. <text:s/>An example is rolling a 3 and a 4 on two dice.</text:span></text:p>
        </text:list-item>
        <text:list-item>
          <text:p text:style-name="P103"><text:span text:style-name="T6">Sample space</text:span><text:span text:style-name="T41"> - all of the possible outcomes of a given experiment. <text:s/>For the experiment of rolling two dice, the sample space is {2,3,4,5,6,7,8,9,10,11,12}.</text:span></text:p>
        </text:list-item>
        <text:list-item>
          <text:p text:style-name="P103"><text:span text:style-name="T6">Event</text:span><text:span text:style-name="T41"> - a collection of one or more possible outcomes of an experiment that are of interest in a given situation. <text:s/>An example is rolling a die and obtaining a number that is</text:span><text:span text:style-name="T41"><draw:frame draw:style-name="fr6" draw:name="Object72" text:anchor-type="as-char" svg:width="0.3035in" svg:height="0.2008in" draw:z-index="63"><draw:object xlink:href="./Object 73" xlink:type="simple" xlink:show="embed" xlink:actuate="onLoad"/><draw:image xlink:href="./ObjectReplacements/Object 73" xlink:type="simple" xlink:show="embed" xlink:actuate="onLoad"/></draw:frame></text:span><text:span text:style-name="T4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993183458" text:continue-numbering="true" text:style-name="L2">
        <text:list-item>
          <text:p text:style-name="P104"><text:span text:style-name="T41">A </text:span><text:span text:style-name="T6">probability</text:span><text:span text:style-name="T41"> consists of a </text:span><text:span text:style-name="T6">quantitative representation</text:span><text:span text:style-name="T41"> of the </text:span><text:span text:style-name="T41">likelihood of a particular event.</text:span></text:p>
        </text:list-item>
        <text:list-item>
          <text:p text:style-name="P105"><text:soft-page-break/>Probability is represented with a real number between 0 and 1 (or 0% and 100%)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Common events have probabilities which are close to 1.</text:p>
        </text:list-item>
        <text:list-item>
          <text:p text:style-name="P105">A probability of 1 means that the event will definitely occur.</text:p>
        </text:list-item>
        <text:list-item>
          <text:p text:style-name="P105">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277548989" text:continue-numbering="true" text:style-name="L2">
        <text:list-item>
          <text:p text:style-name="P91">The probability that the next time you visit the supermarket the floors would have just been waxed (perhaps .05 or 5%).</text:p>
        </text:list-item>
        <text:list-item>
          <text:p text:style-name="P105">The probability that the next time you visit a restaurant that has a buffet, the container which contains your favorite food is empty when you go to fill your plate (perhaps .3 or 30%).</text:p>
        </text:list-item>
        <text:list-item>
          <text:p text:style-name="P105">The probability that the next time you order a pop or soda at a restaurant it does not have enough carbonation in it (perhaps .2 or 20%).</text:p>
        </text:list-item>
        <text:list-item>
          <text:p text:style-name="P105">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6" draw:name="Object73" text:anchor-type="as-char" svg:width="0.198in" svg:height="0.1984in" draw:z-index="99"><draw:object xlink:href="./Object 74" xlink:type="simple" xlink:show="embed" xlink:actuate="onLoad"/><draw:image xlink:href="./ObjectReplacements/Object 74" xlink:type="simple" xlink:show="embed" xlink:actuate="onLoad"/></draw:frame></text:span><text:span text:style-name="T41">) can occur is </text:span><text:span text:style-name="T6">known</text:span><text:span text:style-name="T41">.</text:span></text:p>
      <text:p text:style-name="Text_20_body"><text:span text:style-name="T41">We will</text:span> use the following notation for representing the probability<draw:frame draw:style-name="fr6" draw:name="Object76" text:anchor-type="as-char" svg:width="0.1898in" svg:height="0.1984in" draw:z-index="100"><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10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0"><draw:frame draw:style-name="fr6" draw:name="Object75" text:anchor-type="as-char" svg:width="3.0327in" svg:height="0.1984in" draw:z-index="10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6" draw:name="Object74" text:anchor-type="as-char" svg:width="0.198in" svg:height="0.1984in" draw:z-index="13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6" draw:name="Object77" text:anchor-type="as-char" svg:width="5.8984in" svg:height="0.422in" draw:z-index="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6" draw:name="Object78" text:anchor-type="as-char" svg:width="0.198in" svg:height="0.1984in" draw:z-index="125"><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6" draw:name="Object79" text:anchor-type="as-char" svg:width="5.2028in" svg:height="0.4256in" draw:z-index="7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6" draw:name="Object80" text:anchor-type="as-char" svg:width="0.202in" svg:height="0.4256in" draw:z-index="14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6" draw:name="Object81" text:anchor-type="as-char" svg:width="0.202in" svg:height="0.4256in" draw:z-index="148"><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6" draw:name="Object82" text:anchor-type="as-char" svg:width="5.4256in" svg:height="0.4256in" draw:z-index="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4"/>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6" draw:name="Object84" text:anchor-type="as-char" svg:width="0.198in" svg:height="0.1984in" draw:z-index="75"><draw:object xlink:href="./Object 85" xlink:type="simple" xlink:show="embed" xlink:actuate="onLoad"/><draw:image xlink:href="./ObjectReplacements/Object 85" xlink:type="simple" xlink:show="embed" xlink:actuate="onLoad"/></draw:frame></text:span><text:span text:style-name="T41">) can occur is </text:span><text:span text:style-name="T6">known</text:span><text:span text:style-name="T4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4"/>
      <text:p text:style-name="P74"><text:span text:style-name="T6">Empirical</text:span> - derived from experiment and observation rather than theory. ( <text:a xlink:type="simple" xlink:href="http://wordnetweb.princeton.edu/perl/webwn"><text:span text:style-name="T37">http://wordnetweb.princeton.edu/perl/webwn</text:span></text:a> )</text:p>
      <text:p text:style-name="P74"/>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6" draw:name="Object85" text:anchor-type="as-char" svg:width="0.198in" svg:height="0.1984in" draw:z-index="7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6" draw:name="Object86" text:anchor-type="as-char" svg:width="4.7146in" svg:height="0.422in" draw:z-index="7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8"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6" draw:name="Object87" text:anchor-type="as-char" svg:width="0.202in" svg:height="0.4256in" draw:z-index="78"><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oft-page-break/><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1">.</text:span><text:span text:style-name="T6"> <text:s/></text:span><text:span text:style-name="T41">Here is a description for what a histogram is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52"><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53"><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text:span><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54"><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1">,</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5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56"><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2" draw:name="graphics9" text:anchor-type="paragraph" svg:width="5.2291in" svg:height="3.5728in" draw:z-index="57"><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8">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3" draw:name="graphics2" text:anchor-type="paragraph" svg:width="5.2291in" svg:height="3.5728in" draw:z-index="58"><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soft-page-break/>[</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8">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6"><text:span text:style-name="T11">. <text:s text:c="2"/></text:span><text:span text:style-name="T19">%/output</text:span></text:p>
      <text:p text:style-name="P46"/>
      <text:p text:style-name="Text_20_body"><draw:frame draw:style-name="fr2" draw:name="graphics10" text:anchor-type="paragraph" svg:width="5.2291in" svg:height="3.5728in" draw:z-index="5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3">:=</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3">:=</text:span> <text:span text:style-name="T18">Append</text:span><text:span text:style-name="T5">(</text:span>secondPickList, secondPick<text:span text:style-name="T5">)</text:span>;</text:p>
      <text:p text:style-name="P27">];</text:p>
      <text:p text:style-name="P46"/>
      <text:p text:style-name="P27">firstPickWins <text:span text:style-name="T33">:=</text:span> <text:span text:style-name="T18">Count</text:span><text:span text:style-name="T5">(</text:span>firstPickList,PRIZE<text:span text:style-name="T5">)</text:span>;</text:p>
      <text:p text:style-name="P46"/>
      <text:p text:style-name="P27">secondPickWins <text:span text:style-name="T33">:=</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8">Echo</text:span><text:span text:style-name="T5">(</text:span><text:span text:style-name="T35">"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8">Echo</text:span><text:span text:style-name="T5">(</text:span><text:span text:style-name="T35">"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3">:=</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6">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5">"The number of trials is: "</text:span>, numberOfTrials<text:span text:style-name="T5">)</text:span>;</text:p>
      <text:p text:style-name="P27"><text:s text:c="4"/><text:span text:style-name="T18">Echo</text:span><text:span text:style-name="T5">(</text:span><text:span text:style-name="T35">"The number of people in the room is: "</text:span>, numberOfPeople<text:span text:style-name="T5">)</text:span>;</text:p>
      <text:p text:style-name="P27"><text:s text:c="4"/><text:span text:style-name="T18">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8">Echo</text:span><text:span text:style-name="T5">(</text:span><text:span text:style-name="T35">"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ext:soft-page-break/>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pan text:style-name="T34">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6">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children is: "</text:span>, numberOfChildren<text:span text:style-name="T5">)</text:span>;</text:p>
      <text:p text:style-name="P27"><text:span text:style-name="T18">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8">Echo</text:span><text:span text:style-name="T5">(</text:span><text:span text:style-name="T35">"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throws is: "</text:span>, numberOfThrows<text:span text:style-name="T5">)</text:span>;</text:p>
      <text:p text:style-name="P27"><text:span text:style-name="T18">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8">Echo</text:span><text:span text:style-name="T5">(</text:span><text:span text:style-name="T35">"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8">Count</text:span><text:span text:style-name="T5">(</text:span>sampleList,BLACK<text:span text:style-name="T5">)=</text:span> <text:span text:style-name="T7">1</text:span> <text:span text:style-name="T36">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shots per trial is: "</text:span>, numberOfShots<text:span text:style-name="T5">)</text:span>;</text:p>
      <text:p text:style-name="P27"><text:span text:style-name="T18">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8">Echo</text:span><text:span text:style-name="T5">(</text:span><text:span text:style-name="T35">"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text:soft-page-break/></text:p>
      <text:p text:style-name="P27"><text:span text:style-name="T34">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maximum flips per trial: "</text:span>, maxFlips<text:span text:style-name="T5">)</text:span>;</text:p>
      <text:p text:style-name="P27"><text:span text:style-name="T18">Echo</text:span><text:span text:style-name="T5">(</text:span><text:span text:style-name="T35">"The number of trials which resulted in an empty stack: "</text:span>, </text:p>
      <text:p text:style-name="P27"><text:s text:c="4"/>emptyStackCounter, <text:span text:style-name="T35">"/ "</text:span>, numberOfTrials<text:span text:style-name="T5">)</text:span>;</text:p>
      <text:p text:style-name="P27"><text:span text:style-name="T18">Echo</text:span><text:span text:style-name="T5">(</text:span><text:span text:style-name="T35">"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pan text:style-name="T34">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8">Echo</text:span><text:span text:style-name="T5">(</text:span><text:span text:style-name="T35">"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5">//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3">:=</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5">"Days to empty data: "</text:span>, daysToEmptyList<text:span text:style-name="T5">)</text:span>;</text:p>
      <text:p text:style-name="P46"/>
      <text:p text:style-name="P27"><text:span text:style-name="T18">Echo</text:span><text:span text:style-name="T5">(</text:span><text:span text:style-name="T35">"Mean days to empty: "</text:span>, <text:span text:style-name="T18">N</text:span><text:span text:style-name="T5">(</text:span><text:span text:style-name="T34">Mean</text:span><text:span text:style-name="T5">(</text:span>daysToEmptyList<text:span text:style-name="T5">)))</text:span>;</text:p>
      <text:p text:style-name="P27"><text:span text:style-name="T18">Echo</text:span><text:span text:style-name="T5">(</text:span><text:span text:style-name="T35">"Standard deviation: "</text:span>, <text:span text:style-name="T18">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19">%/output</text:span></text:p>
      <text:p text:style-name="P48"/>
      <text:p text:style-name="P48"/>
      <text:h text:style-name="P96"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oft-page-break/><text:s text:c="4"/>deck <text:span text:style-name="T33">:=</text:span> <text:span text:style-name="T34">ShuffledDeckNoSuits</text:span><text:span text:style-name="T5">()</text:span>;</text:p>
      <text:p text:style-name="P46"/>
      <text:p text:style-name="P27"><text:s text:c="4"/>hand <text:span text:style-name="T33">:=</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5">"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5">"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2">.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text:soft-page-break/></text:p>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The last walk path: "</text:span>, walkPath<text:span text:style-name="T5">)</text:span>;</text:p>
      <text:p text:style-name="P27"><text:span text:style-name="T18">Echo</text:span><text:span text:style-name="T5">(</text:span><text:span text:style-name="T35">"Number of successes: "</text:span>, successCount<text:span text:style-name="T5">)</text:span>;</text:p>
      <text:p text:style-name="P27"><text:span text:style-name="T18">Echo</text:span><text:span text:style-name="T5">(</text:span><text:span text:style-name="T35">"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19">%/output</text:span></text:p>
      <text:p text:style-name="P48"/>
      <text:p text:style-name="P48"/>
      <text:p text:style-name="P48"/>
      <text:h text:style-name="Heading_20_1" text:outline-level="1">Mathematical Formulas, Mathematical Functions, And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6" draw:name="Object88" text:anchor-type="as-char" svg:width="2.6957in" svg:height="0.3307in" draw:z-index="103"><draw:object xlink:href="./Object 89" xlink:type="simple" xlink:show="embed" xlink:actuate="onLoad"/><draw:image xlink:href="./ObjectReplacements/Object 89" xlink:type="simple" xlink:show="embed" xlink:actuate="onLoad"/></draw:frame></text:p>
      <text:p text:style-name="P50">or</text:p>
      <text:p text:style-name="P50"><draw:frame draw:style-name="fr6" draw:name="Object89" text:anchor-type="as-char" svg:width="0.689in" svg:height="0.3307in" draw:z-index="104"><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7" draw:name="Object90" text:anchor-type="paragraph" svg:x="0.0063in" svg:y="0.0445in" svg:width="6.828in" svg:height="2.0744in" draw:z-index="64"><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3">:=</text:span> <text:span text:style-name="T7">55</text:span>.<text:span text:style-name="T7">0</text:span>; <text:span text:style-name="T25">//Miles per hour.</text:span></text:p>
      <text:p text:style-name="P46"/>
      <text:p text:style-name="P27">t <text:span text:style-name="T33">:=</text:span> <text:span text:style-name="T7">1</text:span>.<text:span text:style-name="T7">0</text:span>; <text:span text:style-name="T25">//Hour.</text:span></text:p>
      <text:p text:style-name="P46"/>
      <text:p text:style-name="P27">d <text:span text:style-name="T33">:=</text:span> v<text:span text:style-name="T5">*</text:span>t;</text:p>
      <text:p text:style-name="P46"/>
      <text:p text:style-name="P27"><text:span text:style-name="T18">Echo</text:span><text:span text:style-name="T5">(</text:span><text:span text:style-name="T35">"The speed of the car is "</text:span>, v, <text:span text:style-name="T35">"miles per hour."</text:span><text:span text:style-name="T5">)</text:span>;</text:p>
      <text:p text:style-name="P27"><text:span text:style-name="T18">Echo</text:span><text:span text:style-name="T5">(</text:span><text:span text:style-name="T35">"The amount of time the car has been traveling at this speed is "</text:span>, t, <text:span text:style-name="T35">"hour."</text:span><text:span text:style-name="T5">)</text:span>;</text:p>
      <text:p text:style-name="P27"><text:span text:style-name="T18">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19">%/output</text:span></text:p>
      <text:p text:style-name="P48"><text:span text:style-name="T41">As indicated in the </text:span><text:span text:style-name="T41"><draw:frame draw:style-name="fr6" draw:name="Object99" text:anchor-type="as-char" svg:width="0.4457in" svg:height="0.1984in" draw:z-index="105"><draw:object xlink:href="./Object 100" xlink:type="simple" xlink:show="embed" xlink:actuate="onLoad"/><draw:image xlink:href="./ObjectReplacements/Object 100" xlink:type="simple" xlink:show="embed" xlink:actuate="onLoad"/></draw:frame></text:span><text:span text:style-name="T41">diagram, all values on the </text:span><text:span text:style-name="T6">right</text:span><text:span text:style-name="T41"> side of the = sign </text:span><text:span text:style-name="T6">must be known</text:span><text:span text:style-name="T41">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1">.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configuring Jump Points With The == Operator And The Solve() Function</text:h>
      <text:p text:style-name="Text_20_body"><text:span text:style-name="T11">In the previous section, the formula "jump point"</text:span><text:span text:style-name="T11"><draw:frame draw:style-name="fr6" draw:name="Object91" text:anchor-type="as-char" svg:width="0.4457in" svg:height="0.1984in" draw:z-index="106"><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pan text:style-name="T13">the distance pattern</text:span><text:span text:style-name="T11"> and we </text:span><text:span text:style-name="T14">want to </text:span><text:span text:style-name="T13">navigate to the location of the speed </text:span><text:soft-page-break/><text:span text:style-name="T13">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6" draw:name="Object92" text:anchor-type="as-char" svg:width="0.4457in" svg:height="0.1984in" draw:z-index="107"><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6" draw:name="Object93" text:anchor-type="as-char" svg:width="0.4457in" svg:height="0.1984in" draw:z-index="108"><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6" draw:name="Object94" text:anchor-type="as-char" svg:width="0.4457in" svg:height="0.1984in" draw:z-index="109"><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6" draw:name="Object100" text:anchor-type="as-char" svg:width="0.4138in" svg:height="0.422in" draw:z-index="11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6" draw:name="Object95" text:anchor-type="as-char" svg:width="0.4457in" svg:height="0.1984in" draw:z-index="111"><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text:soft-page-break/>Result: {d==t*v}</text:p>
      <text:p text:style-name="P24"/>
      <text:h text:style-name="P96" text:outline-level="2">Turning A Formula Into An Explicit Function, Independent And Dependent Variables</text:h>
      <text:p text:style-name="Text_20_body"><text:span text:style-name="T11">Earlier we wrote a program which used the formula</text:span><text:span text:style-name="T11"><draw:frame draw:style-name="fr6" draw:name="Object96" text:anchor-type="as-char" svg:width="0.4457in" svg:height="0.1984in" draw:z-index="112"><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6" draw:name="Object97" text:anchor-type="as-char" svg:width="0.4457in" svg:height="0.1984in" draw:z-index="113"><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8"><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In&gt; f(1)</text:p>
      <text:p text:style-name="P32"><text:soft-page-break/>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1">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6" draw:name="Object101" text:anchor-type="as-char" svg:width="0.7366in" svg:height="0.2008in" draw:z-index="12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text:soft-page-break/>%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6" draw:name="Object98" text:anchor-type="as-char" svg:width="0.4457in" svg:height="0.1984in" draw:z-index="12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1">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1">them</text:span> with their respective <text:span text:style-name="T6">range values</text:span>, and then <text:span text:style-name="T6">show each pair as a </text:span><text:span text:style-name="T6">graphic point</text:span> on a two dimensional graphical background. <text:s/>Each point's <text:soft-page-break/><text:span text:style-name="T6">domain value, range value pair</text:span> is called its <text:span text:style-name="T6">coordinates</text:span><text:span text:style-name="T41">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6" draw:name="Object102" text:anchor-type="as-char" svg:width="0.7366in" svg:height="0.2008in" draw:z-index="12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oft-page-break/><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48">.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1">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67"><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oft-page-break/><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68"><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3"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8">Table</text:span><text:span text:style-name="T5">(</text:span>x,x,beginValue,endValue,stepAmount<text:span text:style-name="T5">)</text:span>;</text:p>
      <text:p text:style-name="P46"/>
      <text:p text:style-name="P27">rangeList <text:span text:style-name="T33">:=</text:span> <text:span text:style-name="T18">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70"><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3" text:outline-level="3">Generating More Accurate Plots With Table() And ScatterPlot()</text:h>
      <text:p text:style-name="P48">The plots of the function<draw:frame draw:style-name="fr6" draw:name="Object103" text:anchor-type="as-char" svg:width="0.7366in" svg:height="0.2008in" draw:z-index="12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7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7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79"><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6" draw:name="Object104" text:anchor-type="as-char" svg:width="0.7366in" svg:height="0.2008in" draw:z-index="131"><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7">{</text:span><text:span text:style-name="T7">0.4166666668</text:span><text:span text:style-name="T37">,</text:span><text:span text:style-name="T19">22.91666667</text:span><text:span text:style-name="T3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49"> </text:span><text:span text:style-name="T40">{</text:span><text:span text:style-name="T10">0.4166666668</text:span><text:span text:style-name="T40">,</text:span><text:span text:style-name="T24">22.91666667</text:span><text:span text:style-name="T40">}</text:span><text:span text:style-name="T49">. <text:s/>Also notice that the domain values are </text:span><text:span text:style-name="T50">not integers</text:span><text:span text:style-name="T49">, but rather they are </text:span><text:span text:style-name="T50">real numbers</text:span><text:span text:style-name="T49"> which have been selected because they will produce a plot with </text:span><text:span text:style-name="T50">no gaps</text:span><text:span text:style-name="T49"> visible between the points.</text:span></text:p>
      <text:p text:style-name="Text_20_body"><text:span text:style-name="T49">Finally, the option </text:span><text:span text:style-name="T50">output</text:span><text:span text:style-name="T49"> has been set to </text:span><text:span text:style-name="T50">data</text:span><text:span text:style-name="T49"> to have Plot2D() </text:span><text:span text:style-name="T50">print</text:span><text:span text:style-name="T49"> its points instead of graphically plotting them.</text:span></text:p>
      <text:h text:style-name="Heading_20_3" text:outline-level="3">Plotting A Function With Plot2D()</text:h>
      <text:p text:style-name="P48">The following program uses Plot2D() to display a graphical plot of the function<draw:frame draw:style-name="fr6" draw:name="Object105" text:anchor-type="as-char" svg:width="0.7366in" svg:height="0.2008in" draw:z-index="132"><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7" text:anchor-type="paragraph" svg:width="5.2909in" svg:height="3.0445in" draw:z-index="65"><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8" text:anchor-type="paragraph" svg:width="5.4327in" svg:height="3.3783in" draw:z-index="66"><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6" draw:name="Object108" text:anchor-type="as-char" svg:width="0.7366in" svg:height="0.2008in" draw:z-index="133"><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6" draw:name="Object110" text:anchor-type="as-char" svg:width="0.7366in" svg:height="0.2008in" draw:z-index="134"><draw:object xlink:href="./Object 111" xlink:type="simple" xlink:show="embed" xlink:actuate="onLoad"/><draw:image xlink:href="./ObjectReplacements/Object 111" xlink:type="simple" xlink:show="embed" xlink:actuate="onLoad"/></draw:frame></text:span><text:span text:style-name="T41">was developed from the formula</text:span><draw:frame draw:style-name="fr6" draw:name="Object109" text:anchor-type="as-char" svg:width="0.4457in" svg:height="0.1984in" draw:z-index="13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4">,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6" draw:name="Object114" text:anchor-type="as-char" svg:width="0.6602in" svg:height="0.4217in" draw:z-index="136"><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7" draw:name="Object106" text:anchor-type="paragraph" svg:x="0.2in" svg:y="0.002in" svg:width="6.6953in" svg:height="4.0339in" draw:z-index="80"><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domai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range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6" draw:name="Object111" text:anchor-type="as-char" svg:width="2.4681in" svg:height="0.7083in" draw:z-index="137"><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97"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7" draw:name="Object107" text:anchor-type="paragraph" svg:x="0.1807in" svg:y="0.0035in" svg:width="6.5634in" svg:height="4.1862in" draw:z-index="81"><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39">110</text:span>. <text:s/>Here is the calculation of the <text:span text:style-name="T6">slope</text:span> of the line:</text:p>
      <text:p text:style-name="P48"/>
      <text:p text:style-name="P50"><draw:frame draw:style-name="fr6" draw:name="Object112" text:anchor-type="as-char" svg:width="2.6201in" svg:height="0.711in" draw:z-index="138"><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6" draw:name="Object113" text:anchor-type="as-char" svg:width="0.5366in" svg:height="0.2008in" draw:z-index="139"><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45">//Create the points list and print it.</text:p>
      <text:p text:style-name="P27">pointsList <text:span text:style-name="T33">:=</text:span> <text:span text:style-name="T18">Table</text:span><text:span text:style-name="T5">({</text:span>t,<text:span text:style-name="T34">f</text:span><text:span text:style-name="T5">(</text:span>t<text:span text:style-name="T5">)}</text:span>,t,beginValue,endValue,stepAmount<text:span text:style-name="T5">)</text:span>;</text:p>
      <text:p text:style-name="P27"/>
      <text:p text:style-name="P27"><text:span text:style-name="T18">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4">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3">:=</text:span> <text:span text:style-name="T7">0</text:span>;</text:p>
      <text:p text:style-name="P27"><text:soft-page-break/><text:s text:c="4"/></text:p>
      <text:p text:style-name="P27"><text:s text:c="4"/>randomIndex2 <text:span text:style-name="T33">:=</text:span> <text:span text:style-name="T7">0</text:span>;</text:p>
      <text:p text:style-name="P27"><text:s text:c="4"/></text:p>
      <text:p text:style-name="P27"><text:s text:c="4"/><text:span text:style-name="T36">While</text:span><text:span text:style-name="T5">(</text:span>randomIndex1 <text:span text:style-name="T5">=</text:span> randomIndex2<text:span text:style-name="T5">)</text:span></text:p>
      <text:p text:style-name="P27"><text:s text:c="4"/>[</text:p>
      <text:p text:style-name="P27"><text:s text:c="8"/>randomIndex1 <text:span text:style-name="T33">:=</text:span> <text:span text:style-name="T34">RandomInteger</text:span><text:span text:style-name="T5">(</text:span><text:span text:style-name="T36">Length</text:span><text:span text:style-name="T5">(</text:span>pointsList<text:span text:style-name="T5">))</text:span>;</text:p>
      <text:p text:style-name="P27"><text:s text:c="8"/></text:p>
      <text:p text:style-name="P27"><text:s text:c="8"/>randomIndex2 <text:span text:style-name="T33">:=</text:span> <text:span text:style-name="T34">RandomInteger</text:span><text:span text:style-name="T5">(</text:span><text:span text:style-name="T36">Length</text:span><text:span text:style-name="T5">(</text:span>pointsList<text:span text:style-name="T5">))</text:span>;</text:p>
      <text:p text:style-name="P27"><text:s text:c="4"/>];</text:p>
      <text:p text:style-name="P46"/>
      <text:p text:style-name="P27"><text:s text:c="4"/>point1 <text:span text:style-name="T33">:=</text:span> pointsList[randomIndex1];</text:p>
      <text:p text:style-name="P27"><text:s/></text:p>
      <text:p text:style-name="P27"><text:s text:c="4"/>point2 <text:span text:style-name="T33">:=</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6"/>
      <text:p text:style-name="P27"><text:s text:c="4"/></text:p>
      <text:p text:style-name="P27"><text:s text:c="4"/><text:span text:style-name="T18">Echo</text:span><text:span text:style-name="T5">(</text:span><text:span text:style-name="T35">"Point1: "</text:span>, point1<text:span text:style-name="T5">)</text:span>;</text:p>
      <text:p text:style-name="P27"><text:s text:c="4"/><text:span text:style-name="T18">Echo</text:span><text:span text:style-name="T5">(</text:span><text:span text:style-name="T35">"Point2: "</text:span>, point2<text:span text:style-name="T5">)</text:span>;</text:p>
      <text:p text:style-name="P27"><text:s text:c="4"/></text:p>
      <text:p text:style-name="P27"><text:s text:c="4"/>rise <text:span text:style-name="T33">:=</text:span> point2[<text:span text:style-name="T7">2</text:span>] <text:span text:style-name="T5">-</text:span> point1[<text:span text:style-name="T7">2</text:span>];</text:p>
      <text:p text:style-name="P27"><text:s text:c="4"/></text:p>
      <text:p text:style-name="P27"><text:s text:c="4"/>run <text:span text:style-name="T33">:=</text:span> point2[<text:span text:style-name="T7">1</text:span>] <text:span text:style-name="T5">-</text:span> point1[<text:span text:style-name="T7">1</text:span>];</text:p>
      <text:p text:style-name="P27"><text:s text:c="4"/></text:p>
      <text:p text:style-name="P27"><text:s text:c="4"/><text:span text:style-name="T18">Echo</text:span><text:span text:style-name="T5">(</text:span><text:span text:style-name="T35">"Rise = Point2y - Point1y = "</text:span> : </text:p>
      <text:p text:style-name="P27"><text:s text:c="8"/><text:span text:style-name="T36">String</text:span><text:span text:style-name="T5">(</text:span>point2[<text:span text:style-name="T7">2</text:span>]<text:span text:style-name="T5">)</text:span>:<text:span text:style-name="T35">" - "</text:span>:</text:p>
      <text:p text:style-name="P27"><text:s text:c="8"/><text:span text:style-name="T36">String</text:span><text:span text:style-name="T5">(</text:span>point1[<text:span text:style-name="T7">2</text:span>]<text:span text:style-name="T5">)</text:span> :<text:span text:style-name="T35">" = "</text:span>, rise<text:span text:style-name="T5">)</text:span>;</text:p>
      <text:p text:style-name="P27"><text:s text:c="4"/><text:span text:style-name="T18">Echo</text:span><text:span text:style-name="T5">(</text:span><text:span text:style-name="T35">"Run = Point2x - Point1x = "</text:span> : </text:p>
      <text:p text:style-name="P27"><text:s text:c="8"/><text:span text:style-name="T36">String</text:span><text:span text:style-name="T5">(</text:span>point2[<text:span text:style-name="T7">1</text:span>]<text:span text:style-name="T5">)</text:span>:<text:span text:style-name="T35">" - "</text:span>:</text:p>
      <text:p text:style-name="P27"><text:s text:c="8"/><text:span text:style-name="T36">String</text:span><text:span text:style-name="T5">(</text:span>point1[<text:span text:style-name="T7">1</text:span>]<text:span text:style-name="T5">)</text:span> :<text:span text:style-name="T35">" = "</text:span>, run<text:span text:style-name="T5">)</text:span>;</text:p>
      <text:p text:style-name="P27"><text:s text:c="4"/><text:span text:style-name="T18">Echo</text:span><text:span text:style-name="T5">(</text:span><text:span text:style-name="T35">"Slope = rise/run = "</text:span>: </text:p>
      <text:p text:style-name="P27"><text:s text:c="8"/><text:span text:style-name="T36">String</text:span><text:span text:style-name="T5">(</text:span>rise<text:span text:style-name="T5">)</text:span> :<text:span text:style-name="T35">"/"</text:span>:</text:p>
      <text:p text:style-name="P27"><text:s text:c="12"/><text:span text:style-name="T36">String</text:span><text:span text:style-name="T5">(</text:span>run<text:span text:style-name="T5">)</text:span>: <text:span text:style-name="T35">" = ***"</text:span>:</text:p>
      <text:p text:style-name="P27"><text:s text:c="16"/><text:span text:style-name="T36">String</text:span><text:span text:style-name="T5">(</text:span>rise<text:span text:style-name="T5">/</text:span>run<text:span text:style-name="T5">)</text:span>:<text:span text:style-name="T35">"***"</text:span><text:span text:style-name="T5">)</text:span>;</text:p>
      <text:p text:style-name="P27"><text:s text:c="4"/></text:p>
      <text:p text:style-name="P27"><text:s text:c="4"/><text:span text:style-name="T18">NewLine</text:span><text:span text:style-name="T5">()</text:span>;</text:p>
      <text:p text:style-name="P27">];</text:p>
      <text:p text:style-name="P46"/>
      <text:p text:style-name="P60">%/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19">%/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7" draw:name="Object115" text:anchor-type="paragraph" svg:x="0.0862in" svg:y="0in" svg:width="6.8465in" svg:height="4.6217in" draw:z-index="82"><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521833811" text:style-name="L3">
        <text:list-item>
          <text:p text:style-name="P92"><text:span text:style-name="T6">Drawing Pad</text:span> - This is where graphic representations of mathematical objects are displayed. <text:s/>The drawing area is a two dimensional Cartesian coordinate system.</text:p>
        </text:list-item>
        <text:list-item>
          <text:p text:style-name="P92"><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2"><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2"><text:span text:style-name="T6">Input Text Area</text:span> - This text area enables GeoGebra commands to be entered one at a time.</text:p>
        </text:list-item>
        <text:list-item>
          <text:p text:style-name="P92"><text:span text:style-name="T6">Domain Axis</text:span> - The horizontal axis which is on the bottom of the drawing area. <text:s/>It is also referred to as the x axis.</text:p>
        </text:list-item>
        <text:list-item>
          <text:p text:style-name="P92"><text:span text:style-name="T6">Range Axis</text:span> - The vertical axis which is on the left side of the drawing area. <text:s/>It is also referred to as the y axis.</text:p>
        </text:list-item>
        <text:list-item>
          <text:p text:style-name="P92"><text:span text:style-name="T6">Undo, Redo, And Reset Buttons</text:span> - The undo and redo buttons simply undo and redo actions which have been performed in GeoGebra. <text:s/>The reset erases all entered work.</text:p>
        </text:list-item>
        <text:list-item>
          <text:p text:style-name="P92"><text:span text:style-name="T6">Object Select/Move Button</text:span> - When this button is selected, the mouse pointer can be used to select mathematical objects in the drawing pad and move them if desired.</text:p>
        </text:list-item>
        <text:list-item>
          <text:p text:style-name="P92"><draw:frame draw:style-name="fr4" draw:name="graphics1" text:anchor-type="paragraph" svg:x="0.7752in" svg:y="-0.0264in" svg:width="0.4898in" svg:height="0.5in" draw:z-index="83"><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2"><draw:frame draw:style-name="fr4" draw:name="graphics19" text:anchor-type="paragraph" svg:x="0.7752in" svg:y="-0.0161in" svg:width="0.4898in" svg:height="0.4898in" draw:z-index="85"><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4" draw:name="graphics3" text:anchor-type="paragraph" svg:x="1.0366in" svg:y="0.1417in" svg:width="2.0311in" svg:height="3.3646in" draw:z-index="84"><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4" draw:name="graphics21" text:anchor-type="paragraph" svg:x="0.1744in" svg:y="0in" svg:width="3.1665in" svg:height="0.3126in" draw:z-index="87"><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88"><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4" draw:name="graphics20" text:anchor-type="paragraph" svg:x="0.1307in" svg:y="0.0547in" svg:width="0.4898in" svg:height="0.4898in" draw:z-index="86"><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89"><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90"><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91"><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92"><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93"><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graphics26" text:anchor-type="paragraph" svg:width="6.9252in" svg:height="4.4228in" draw:z-index="94"><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149"><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7" draw:name="Object116" text:anchor-type="paragraph" svg:x="0.1618in" svg:y="0.0925in" svg:width="5.5598in" svg:height="1.2602in" draw:z-index="96"><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7" draw:name="Object117" text:anchor-type="paragraph" svg:x="0.0201in" svg:y="0.0047in" svg:width="6.989in" svg:height="3.8736in" draw:z-index="97"><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5" draw:name="graphics29" text:anchor-type="paragraph" svg:width="6.9252in" svg:height="4.4228in" draw:z-index="95"><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a alpha - <text:date style:data-style-name="N37" text:date-value="2009-10-13T03:59:13.99">10/13/09</text:date><text:tab/>Exploring STEM<text:tab/><text:page-number text:select-page="current">120</text:page-number>/<text:page-count>12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3T03:59:14</dc:date>
    <meta:editing-cycles>644</meta:editing-cycles>
    <meta:editing-duration>PT382H12M16S</meta:editing-duration>
    <meta:document-statistic meta:table-count="23" meta:image-count="30" meta:object-count="118" meta:page-count="123" meta:paragraph-count="2407" meta:word-count="23919" meta:character-count="16424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